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16_12-24-0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1466 E-139-34-55.257568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6_15-11-08_000.jpg</text:p>
          </table:table-cell>
          <table:table-cell table:style-name="ce19" office:value-type="string">
            <text:p>:m RES 1*5 / free# JVEMV6 68#_67:1 / 68. theoretical-physics(tp) / w=~,topics=~,other=calc+:正四面体群の元の積の、計算,s=~,i=~,doc=r-5-1~7#5;r-5-1~8#1.2</text:p>
          </table:table-cell>
          <table:table-cell table:style-name="ce19"/>
          <table:table-cell table:style-name="ce4"/>
          <table:table-cell table:style-name="ce4" office:value-type="string">
            <text:p>N-35-35-24.71466 E-139-34-55.257568</text:p>
          </table:table-cell>
          <table:table-cell table:style-name="ce38" table:formula="of:=IF([.E3]=&quot;&quot;;[.C3];CONCATENATE([.C3];&quot; / &quot;;[.E3]))" office:value-type="string" office:string-value=":m RES 1*5 / free# JVEMV6 68#_67:1 / 68. theoretical-physics(tp) / w=~,topics=~,other=calc+:正四面体群の元の積の、計算,s=~,i=~,doc=r-5-1~7#5;r-5-1~8#1.2">
            <text:p>:m RES 1*5 / free# JVEMV6 68#_67:1 / 68. theoretical-physics(tp) / w=~,topics=~,other=calc+:正四面体群の元の積の、計算,s=~,i=~,doc=r-5-1~7#5;r-5-1~8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16_15-11-33_000.jpg</text:p>
          </table:table-cell>
          <table:table-cell table:style-name="ce19" office:value-type="string">
            <text:p>:m RES 2*5 / free# JVEMV6 68#_67:1 / 68. theoretical-physics(tp) / w=~,topics=~,other=calc+:正四面体群の元の積の、計算,s=~,i=~,doc=r-5-1~7#5;r-5-1~8#1.2</text:p>
          </table:table-cell>
          <table:table-cell table:style-name="ce19"/>
          <table:table-cell table:style-name="ce4"/>
          <table:table-cell table:style-name="ce4" office:value-type="string">
            <text:p>N-35-35-24.71466 E-139-34-55.257568</text:p>
          </table:table-cell>
          <table:table-cell table:style-name="ce38" table:formula="of:=IF([.E4]=&quot;&quot;;[.C4];CONCATENATE([.C4];&quot; / &quot;;[.E4]))" office:value-type="string" office:string-value=":m RES 2*5 / free# JVEMV6 68#_67:1 / 68. theoretical-physics(tp) / w=~,topics=~,other=calc+:正四面体群の元の積の、計算,s=~,i=~,doc=r-5-1~7#5;r-5-1~8#1.2">
            <text:p>:m RES 2*5 / free# JVEMV6 68#_67:1 / 68. theoretical-physics(tp) / w=~,topics=~,other=calc+:正四面体群の元の積の、計算,s=~,i=~,doc=r-5-1~7#5;r-5-1~8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16_15-11-50_000.jpg</text:p>
          </table:table-cell>
          <table:table-cell table:style-name="ce19" office:value-type="string">
            <text:p>:m RES 4*5 / free# JVEMV6 68#_67:1 / 68. theoretical-physics(tp) / w=~,topics=剰余群；商群；共役類,other=~,s=~,i=~,doc=r-5-1~7#5;r-5-1~8#2</text:p>
          </table:table-cell>
          <table:table-cell table:style-name="ce19"/>
          <table:table-cell table:style-name="ce4"/>
          <table:table-cell table:style-name="ce4" office:value-type="string">
            <text:p>N-35-35-24.71466 E-139-34-55.257568</text:p>
          </table:table-cell>
          <table:table-cell table:style-name="ce38" table:formula="of:=IF([.E5]=&quot;&quot;;[.C5];CONCATENATE([.C5];&quot; / &quot;;[.E5]))" office:value-type="string" office:string-value=":m RES 4*5 / free# JVEMV6 68#_67:1 / 68. theoretical-physics(tp) / w=~,topics=剰余群；商群；共役類,other=~,s=~,i=~,doc=r-5-1~7#5;r-5-1~8#2">
            <text:p>:m RES 4*5 / free# JVEMV6 68#_67:1 / 68. theoretical-physics(tp) / w=~,topics=剰余群；商群；共役類,other=~,s=~,i=~,doc=r-5-1~7#5;r-5-1~8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16_15-12-11_000.jpg</text:p>
          </table:table-cell>
          <table:table-cell table:style-name="ce19" office:value-type="string">
            <text:p>:m RES 3*5 / free# JVEMV6 68#_67:1 / 68. theoretical-physics(tp) / w=~,topics=剰余群；商群,other=mem+:Hの元；q+:Gのa1の元を作用させたあと、頂点を元に戻す：どの元を使うか？,s=~,i=~,doc=r-5-1~7#5;r-5-1~8#2</text:p>
          </table:table-cell>
          <table:table-cell table:style-name="ce19"/>
          <table:table-cell table:style-name="ce4"/>
          <table:table-cell table:style-name="ce4" office:value-type="string">
            <text:p>N-35-35-24.71466 E-139-34-55.257568</text:p>
          </table:table-cell>
          <table:table-cell table:style-name="ce38" table:formula="of:=IF([.E6]=&quot;&quot;;[.C6];CONCATENATE([.C6];&quot; / &quot;;[.E6]))" office:value-type="string" office:string-value=":m RES 3*5 / free# JVEMV6 68#_67:1 / 68. theoretical-physics(tp) / w=~,topics=剰余群；商群,other=mem+:Hの元；q+:Gのa1の元を作用させたあと、頂点を元に戻す：どの元を使うか？,s=~,i=~,doc=r-5-1~7#5;r-5-1~8#2">
            <text:p>:m RES 3*5 / free# JVEMV6 68#_67:1 / 68. theoretical-physics(tp) / w=~,topics=剰余群；商群,other=mem+:Hの元；q+:Gのa1の元を作用させたあと、頂点を元に戻す：どの元を使うか？,s=~,i=~,doc=r-5-1~7#5;r-5-1~8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16_15-12-25_000.jpg</text:p>
          </table:table-cell>
          <table:table-cell table:style-name="ce19" office:value-type="string">
            <text:p>:m RES 5*5 / free# JVEMV6 68#_67:1 / 68. theoretical-physics(tp) / w=~,topics=商群,other=calc+:(j^2=+1,j∉R)のとき、ｊは何か？,s=~,i=~,doc=r-5-1~7#5;r-5-1~8#2</text:p>
          </table:table-cell>
          <table:table-cell table:style-name="ce19"/>
          <table:table-cell table:style-name="ce4"/>
          <table:table-cell table:style-name="ce4" office:value-type="string">
            <text:p>N-35-35-24.481201 E-139-34-55.092773</text:p>
          </table:table-cell>
          <table:table-cell table:style-name="ce38" table:formula="of:=IF([.E7]=&quot;&quot;;[.C7];CONCATENATE([.C7];&quot; / &quot;;[.E7]))" office:value-type="string" office:string-value=":m RES 5*5 / free# JVEMV6 68#_67:1 / 68. theoretical-physics(tp) / w=~,topics=商群,other=calc+:(j^2=+1,j∉R)のとき、ｊは何か？,s=~,i=~,doc=r-5-1~7#5;r-5-1~8#2">
            <text:p>:m RES 5*5 / free# JVEMV6 68#_67:1 / 68. theoretical-physics(tp) / w=~,topics=商群,other=calc+:(j^2=+1,j∉R)のとき、ｊは何か？,s=~,i=~,doc=r-5-1~7#5;r-5-1~8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16_18-01-21_000.jpg</text:p>
          </table:table-cell>
          <table:table-cell table:style-name="ce19" office:value-type="string">
            <text:p>:m RES 1*1 / free# JVEMV6 68#_67:2 / 68. theoretical-physics(tp) / w=~,topics=共役類,other=calc+:proof+:共役の形式で表される２つの元a、bが、お互いに、同値であること,s=~,i=~,doc=r-5-1~9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8]=&quot;&quot;;[.C8];CONCATENATE([.C8];&quot; / &quot;;[.E8]))" office:value-type="string" office:string-value=":m RES 1*1 / free# JVEMV6 68#_67:2 / 68. theoretical-physics(tp) / w=~,topics=共役類,other=calc+:proof+:共役の形式で表される２つの元a、bが、お互いに、同値であること,s=~,i=~,doc=r-5-1~9">
            <text:p>:m RES 1*1 / free# JVEMV6 68#_67:2 / 68. theoretical-physics(tp) / w=~,topics=共役類,other=calc+:proof+:共役の形式で表される２つの元a、bが、お互いに、同値であること,s=~,i=~,doc=r-5-1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16_20-55-23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1466 E-139-34-55.257568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17_11-30-26_000.jpg</text:p>
          </table:table-cell>
          <table:table-cell table:style-name="ce18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/>
          <table:table-cell table:style-name="ce4" office:value-type="string">
            <text:p>N-35-36-1.395263 E-139-35-4.101562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17_12-21-49_000.jpg</text:p>
          </table:table-cell>
          <table:table-cell table:style-name="ce18" office:value-type="string">
            <text:p>:m #*# / math / topic=群を作る, about=0から9の数字を元とする；＋の演算,other=~</text:p>
          </table:table-cell>
          <table:table-cell table:style-name="ce19"/>
          <table:table-cell table:style-name="ce4"/>
          <table:table-cell table:style-name="ce4" office:value-type="string">
            <text:p>N-35-35-29.205322 E-139-34-49.050292</text:p>
          </table:table-cell>
          <table:table-cell table:style-name="ce38" table:formula="of:=IF([.E11]=&quot;&quot;;[.C11];CONCATENATE([.C11];&quot; / &quot;;[.E11]))" office:value-type="string" office:string-value=":m #*# / math / topic=群を作る, about=0から9の数字を元とする；＋の演算,other=~">
            <text:p>:m #*# / math / topic=群を作る, about=0から9の数字を元とする；＋の演算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qq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7">2021/08/17</text:date>, <text:time>12:52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17T12:52:01.43</dc:date>
    <dc:creator>iwabuchi ken</dc:creator>
    <meta:editing-duration>P35DT20H52M46S</meta:editing-duration>
    <meta:editing-cycles>13151</meta:editing-cycles>
    <meta:document-statistic meta:table-count="1" meta:cell-count="433" meta:object-count="0"/>
  </office:meta>
</office:document-meta>
</file>